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Inconsolata" svg:font-family="Inconsolata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style:font-name="Roboto" fo:font-size="14pt" fo:font-style="normal" fo:font-weight="bold" officeooo:rsid="00262f08" officeooo:paragraph-rsid="00262f08" fo:background-color="transparent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Roboto" fo:font-size="14pt" fo:font-style="normal" fo:font-weight="bold" officeooo:rsid="0027f667" officeooo:paragraph-rsid="0027f667" fo:background-color="transparent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Roboto" fo:font-size="14pt" fo:font-style="italic" fo:font-weight="bold" officeooo:rsid="001ebdc0" officeooo:paragraph-rsid="001ebdc0" fo:background-color="transparent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Roboto" fo:font-size="14pt" fo:font-style="italic" fo:font-weight="bold" officeooo:rsid="00242391" officeooo:paragraph-rsid="00242391" fo:background-color="transparent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Roboto" fo:font-size="14pt" fo:font-style="italic" fo:font-weight="bold" officeooo:rsid="001fd2c1" officeooo:paragraph-rsid="001fd2c1" fo:background-color="transparent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Roboto" fo:font-size="12pt" fo:font-style="normal" fo:font-weight="bold" officeooo:rsid="00242391" officeooo:paragraph-rsid="00242391" fo:background-color="transparent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Roboto" fo:font-size="12pt" fo:font-style="normal" fo:font-weight="bold" officeooo:rsid="001fd2c1" officeooo:paragraph-rsid="001fd2c1" fo:background-color="transparent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Roboto" fo:font-size="12pt" fo:font-style="normal" fo:font-weight="bold" officeooo:rsid="002029a4" officeooo:paragraph-rsid="0022fb14" fo:background-color="transparent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Roboto" fo:font-size="12pt" fo:font-style="normal" fo:font-weight="bold" officeooo:rsid="0023cea0" officeooo:paragraph-rsid="0023cea0" fo:background-color="transparent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Roboto" fo:font-size="12pt" fo:font-style="normal" fo:font-weight="normal" officeooo:rsid="00262f08" officeooo:paragraph-rsid="00262f0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Roboto" fo:font-size="12pt" fo:font-style="normal" fo:font-weight="normal" officeooo:rsid="002029a4" officeooo:paragraph-rsid="001fd2c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Roboto" fo:font-size="12pt" fo:font-style="normal" fo:font-weight="normal" officeooo:rsid="0021b149" officeooo:paragraph-rsid="0022fb1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Roboto" fo:font-size="12pt" fo:font-style="normal" fo:font-weight="normal" officeooo:rsid="00205aec" officeooo:paragraph-rsid="0022fb1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Roboto" fo:font-size="12pt" fo:font-style="normal" fo:font-weight="normal" officeooo:rsid="00205aec" officeooo:paragraph-rsid="00205ae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Roboto" fo:font-style="italic" officeooo:rsid="001ebdc0" officeooo:paragraph-rsid="001ebdc0" fo:background-color="transparent" style:font-style-asian="italic" style:font-style-complex="italic"/>
    </style:style>
    <style:style style:name="P16" style:family="paragraph" style:parent-style-name="Standard">
      <style:paragraph-properties fo:text-align="start" style:justify-single-word="false"/>
      <style:text-properties style:use-window-font-color="true" officeooo:paragraph-rsid="0023cea0" fo:background-color="transparent"/>
    </style:style>
    <style:style style:name="P17" style:family="paragraph" style:parent-style-name="Standard">
      <style:paragraph-properties fo:text-align="start" style:justify-single-word="false"/>
      <style:text-properties style:use-window-font-color="true" officeooo:paragraph-rsid="00316c20" fo:background-color="transparent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Inconsolata" officeooo:paragraph-rsid="00254f24" fo:background-color="transparent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Inconsolata" officeooo:rsid="00242391" officeooo:paragraph-rsid="00254f24" fo:background-color="transparent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Inconsolata" fo:font-size="12pt" fo:font-weight="bold" officeooo:rsid="001ebdc0" officeooo:paragraph-rsid="001fd2c1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Inconsolata" fo:font-size="12pt" fo:font-style="normal" fo:font-weight="bold" officeooo:rsid="001ebdc0" officeooo:paragraph-rsid="001ebdc0" fo:background-color="transparent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Inconsolata" fo:font-size="12pt" fo:font-style="normal" fo:font-weight="bold" officeooo:rsid="001ebdc0" officeooo:paragraph-rsid="001fd2c1" fo:background-color="transparent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Inconsolata" fo:font-size="12pt" fo:font-style="normal" fo:font-weight="normal" officeooo:rsid="001fd2c1" officeooo:paragraph-rsid="001fd2c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Inconsolata" fo:font-size="12pt" fo:font-style="normal" fo:font-weight="normal" officeooo:rsid="001fd2c1" officeooo:paragraph-rsid="002029a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Inconsolata" fo:font-size="12pt" fo:font-style="normal" fo:font-weight="normal" officeooo:rsid="001fd2c1" officeooo:paragraph-rsid="001ebdc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Inconsolata" fo:font-size="12pt" fo:font-style="normal" fo:font-weight="normal" officeooo:rsid="00254f24" officeooo:paragraph-rsid="00254f2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Inconsolata" fo:font-size="12pt" fo:font-style="normal" fo:font-weight="normal" officeooo:rsid="001ebdc0" officeooo:paragraph-rsid="001ebdc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Inconsolata" fo:font-size="12pt" fo:font-style="normal" fo:font-weight="normal" officeooo:rsid="00262f08" officeooo:paragraph-rsid="00262f0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Inconsolata" fo:font-size="14pt" fo:font-style="normal" fo:font-weight="bold" officeooo:rsid="00262f08" officeooo:paragraph-rsid="00262f08" fo:background-color="transparent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Roboto" fo:font-size="12pt" fo:letter-spacing="normal" fo:font-style="normal" fo:font-weight="normal" officeooo:rsid="00254f24" officeooo:paragraph-rsid="00254f2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Inconsolata" fo:font-size="12pt" fo:letter-spacing="normal" fo:font-style="normal" fo:font-weight="normal" officeooo:rsid="00262f08" officeooo:paragraph-rsid="00262f0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style:font-name="Roboto" fo:font-size="14pt" fo:font-style="normal" fo:font-weight="bold" officeooo:rsid="00262f08" officeooo:paragraph-rsid="001ebdc0" fo:background-color="transparent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Roboto" fo:font-size="14pt" fo:font-style="normal" fo:font-weight="bold" officeooo:rsid="0027f667" officeooo:paragraph-rsid="0027f667" fo:background-color="transparent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Roboto" fo:font-size="14pt" fo:font-style="normal" fo:font-weight="normal" officeooo:rsid="001ebdc0" officeooo:paragraph-rsid="001ebdc0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use-window-font-color="true" style:font-name="Roboto" fo:font-size="18pt" fo:font-style="normal" officeooo:rsid="001ebdc0" officeooo:paragraph-rsid="001ebdc0" fo:background-color="transparent" style:font-size-asian="18pt" style:font-style-asian="normal" style:font-size-complex="18pt" style:font-style-complex="normal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font-name="Roboto" fo:font-size="12pt" fo:font-style="normal" officeooo:rsid="001ebdc0" officeooo:paragraph-rsid="0032e188" fo:background-color="transparent" style:font-size-asian="12pt" style:font-style-asian="normal" style:font-size-complex="12pt" style:font-style-complex="normal"/>
    </style:style>
    <style:style style:name="P37" style:family="paragraph" style:parent-style-name="Standard">
      <style:paragraph-properties fo:text-align="start" style:justify-single-word="false"/>
      <style:text-properties style:use-window-font-color="true" style:font-name="Roboto" fo:font-size="12pt" fo:font-style="normal" fo:font-weight="bold" officeooo:rsid="001ebdc0" officeooo:paragraph-rsid="0032e188" fo:background-color="transparent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Roboto" fo:font-size="12pt" fo:font-style="normal" fo:font-weight="normal" officeooo:rsid="001ebdc0" officeooo:paragraph-rsid="001ebdc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Inconsolata" fo:font-size="12pt" fo:font-style="normal" fo:font-weight="bold" officeooo:rsid="001ebdc0" officeooo:paragraph-rsid="001ebdc0" fo:background-color="transparent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font-name="Inconsolata" officeooo:paragraph-rsid="00242391" fo:background-color="transparent"/>
    </style:style>
    <style:style style:name="P41" style:family="paragraph" style:parent-style-name="Standard">
      <style:paragraph-properties fo:text-align="start" style:justify-single-word="false"/>
      <style:text-properties style:use-window-font-color="true" style:font-name="Inconsolata" officeooo:paragraph-rsid="00254f24" fo:background-color="transparent"/>
    </style:style>
    <style:style style:name="P42" style:family="paragraph" style:parent-style-name="Standard">
      <style:paragraph-properties fo:text-align="start" style:justify-single-word="false"/>
      <style:text-properties style:use-window-font-color="true" style:font-name="Inconsolata" fo:font-size="9pt" fo:font-style="italic" fo:font-weight="bold" officeooo:rsid="0032e188" officeooo:paragraph-rsid="0034aeca" fo:background-color="transparent" style:font-size-asian="9pt" style:font-style-asian="italic" style:font-weight-asian="bold" style:font-size-complex="9pt" style:font-style-complex="italic" style:font-weight-complex="bold"/>
    </style:style>
    <style:style style:name="P43" style:family="paragraph" style:parent-style-name="Standard">
      <style:paragraph-properties fo:text-align="start" style:justify-single-word="false"/>
      <style:text-properties style:use-window-font-color="true" style:font-name="Inconsolata" fo:font-size="9pt" fo:font-style="italic" fo:font-weight="bold" officeooo:rsid="0032e188" officeooo:paragraph-rsid="00363b0f" fo:background-color="transparent" style:font-size-asian="9pt" style:font-style-asian="italic" style:font-weight-asian="bold" style:font-size-complex="9pt" style:font-style-complex="italic" style:font-weight-complex="bold"/>
    </style:style>
    <style:style style:name="P44" style:family="paragraph" style:parent-style-name="Standard">
      <style:paragraph-properties fo:text-align="end" style:justify-single-word="false"/>
      <style:text-properties style:use-window-font-color="true" style:font-name="Inconsolata" fo:font-size="9pt" fo:font-style="italic" fo:font-weight="bold" officeooo:rsid="0032e188" officeooo:paragraph-rsid="0034aeca" fo:background-color="transparent" style:font-size-asian="9pt" style:font-style-asian="italic" style:font-weight-asian="bold" style:font-size-complex="9pt" style:font-style-complex="italic" style:font-weight-complex="bold"/>
    </style:style>
    <style:style style:name="P45" style:family="paragraph" style:parent-style-name="Standard">
      <style:paragraph-properties fo:text-align="end" style:justify-single-word="false"/>
      <style:text-properties style:use-window-font-color="true" style:font-name="Inconsolata" fo:font-size="9pt" fo:font-style="italic" fo:font-weight="bold" officeooo:rsid="00242391" officeooo:paragraph-rsid="0034aeca" fo:background-color="transparent" style:font-size-asian="9pt" style:font-style-asian="italic" style:font-weight-asian="bold" style:font-size-complex="9pt" style:font-style-complex="italic" style:font-weight-complex="bold"/>
    </style:style>
    <style:style style:name="P46" style:family="paragraph" style:parent-style-name="Standard">
      <style:paragraph-properties fo:text-align="start" style:justify-single-word="false"/>
      <style:text-properties style:use-window-font-color="true" style:font-name="Inconsolata" fo:font-size="9pt" fo:font-style="italic" fo:font-weight="bold" officeooo:rsid="00242391" officeooo:paragraph-rsid="00363b0f" fo:background-color="transparent" style:font-size-asian="9pt" style:font-style-asian="italic" style:font-weight-asian="bold" style:font-size-complex="9pt" style:font-style-complex="italic" style:font-weight-complex="bold"/>
    </style:style>
    <style:style style:name="P47" style:family="paragraph" style:parent-style-name="Standard">
      <style:paragraph-properties fo:text-align="start" style:justify-single-word="false"/>
      <style:text-properties style:use-window-font-color="true" style:font-name="Inconsolata" fo:font-size="9pt" fo:font-style="italic" fo:font-weight="bold" officeooo:rsid="001ebdc0" officeooo:paragraph-rsid="001ebdc0" fo:background-color="transparent" style:font-size-asian="9pt" style:font-style-asian="italic" style:font-weight-asian="bold" style:font-size-complex="9pt" style:font-style-complex="italic" style:font-weight-complex="bold"/>
    </style:style>
    <style:style style:name="P48" style:family="paragraph" style:parent-style-name="Standard">
      <style:paragraph-properties fo:text-align="start" style:justify-single-word="false"/>
      <style:text-properties style:use-window-font-color="true" style:font-name="Inconsolata" fo:font-size="9pt" fo:font-style="italic" fo:font-weight="bold" officeooo:rsid="00377c8e" officeooo:paragraph-rsid="00377c8e" fo:background-color="transparent" style:font-size-asian="9pt" style:font-style-asian="italic" style:font-weight-asian="bold" style:font-size-complex="9pt" style:font-style-complex="italic" style:font-weight-complex="bold"/>
    </style:style>
    <style:style style:name="P49" style:family="paragraph" style:parent-style-name="Standard">
      <style:paragraph-properties fo:text-align="start" style:justify-single-word="false"/>
      <style:text-properties style:use-window-font-color="true" style:font-name="Inconsolata" fo:font-size="9pt" fo:font-style="italic" fo:font-weight="normal" officeooo:rsid="00363b0f" officeooo:paragraph-rsid="00363b0f" fo:background-color="transparent" style:font-size-asian="9pt" style:font-style-asian="italic" style:font-weight-asian="normal" style:font-size-complex="9pt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use-window-font-color="true" style:font-name="Inconsolata" fo:font-size="9pt" fo:font-style="normal" fo:font-weight="bold" officeooo:rsid="0027f667" officeooo:paragraph-rsid="0037599a" fo:background-color="transparent" style:font-size-asian="9pt" style:font-style-asian="normal" style:font-weight-asian="bold" style:font-size-complex="9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style:use-window-font-color="true" style:font-name="Inconsolata" fo:font-size="9pt" fo:font-style="normal" fo:font-weight="bold" officeooo:rsid="0037599a" officeooo:paragraph-rsid="0037599a" fo:background-color="transparent" style:font-size-asian="9pt" style:font-style-asian="normal" style:font-weight-asian="bold" style:font-size-complex="9pt" style:font-style-complex="normal" style:font-weight-complex="bold"/>
    </style:style>
    <style:style style:name="P52" style:family="paragraph" style:parent-style-name="Standard">
      <style:paragraph-properties fo:text-align="end" style:justify-single-word="false"/>
      <style:text-properties style:use-window-font-color="true" style:font-name="Inconsolata" fo:font-size="9pt" fo:font-style="normal" fo:font-weight="bold" officeooo:rsid="0037599a" officeooo:paragraph-rsid="0037599a" fo:background-color="transparent" style:font-size-asian="9pt" style:font-style-asian="normal" style:font-weight-asian="bold" style:font-size-complex="9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Inconsolata" fo:font-size="9pt" fo:letter-spacing="normal" fo:font-style="normal" fo:font-weight="normal" officeooo:rsid="00254f24" officeooo:paragraph-rsid="0027f667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4" style:family="paragraph">
      <loext:graphic-properties draw:fill-color="#000000"/>
      <style:paragraph-properties fo:text-align="center"/>
    </style:style>
    <style:style style:name="P55" style:family="paragraph">
      <style:paragraph-properties fo:text-align="center"/>
    </style:style>
    <style:style style:name="P56" style:family="paragraph">
      <style:paragraph-properties fo:text-align="center"/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Inconsolata" fo:font-size="12pt" fo:font-style="normal" fo:font-weight="normal" officeooo:rsid="00205aec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Inconsolata" fo:font-size="12pt" fo:font-style="normal" fo:font-weight="normal" officeooo:rsid="0022fb14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Inconsolata" fo:font-size="12pt" fo:font-style="normal" fo:font-weight="normal" officeooo:rsid="0023cea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Inconsolata" fo:font-size="12pt" fo:font-style="normal" fo:font-weight="normal" officeooo:rsid="002029a4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Inconsolata" fo:font-weight="normal" officeooo:rsid="002029a4" style:font-weight-asian="normal" style:font-weight-complex="normal"/>
    </style:style>
    <style:style style:name="T7" style:family="text">
      <style:text-properties style:font-name="Inconsolata" fo:font-weight="normal" officeooo:rsid="00205aec" style:font-weight-asian="normal" style:font-weight-complex="normal"/>
    </style:style>
    <style:style style:name="T8" style:family="text">
      <style:text-properties style:font-name="Inconsolata" fo:font-weight="normal" officeooo:rsid="0021b149" style:font-weight-asian="normal" style:font-weight-complex="normal"/>
    </style:style>
    <style:style style:name="T9" style:family="text">
      <style:text-properties style:font-name="Inconsolata" fo:font-weight="normal" officeooo:rsid="0022fb14" style:font-weight-asian="normal" style:font-weight-complex="normal"/>
    </style:style>
    <style:style style:name="T10" style:family="text">
      <style:text-properties style:font-name="Inconsolata" fo:font-weight="normal" officeooo:rsid="0023cea0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fd2c1" style:font-weight-asian="normal" style:font-weight-complex="normal"/>
    </style:style>
    <style:style style:name="T13" style:family="text">
      <style:text-properties fo:font-weight="normal" officeooo:rsid="002029a4" style:font-weight-asian="normal" style:font-weight-complex="normal"/>
    </style:style>
    <style:style style:name="T14" style:family="text">
      <style:text-properties fo:font-weight="normal" officeooo:rsid="00205aec" style:font-weight-asian="normal" style:font-weight-complex="normal"/>
    </style:style>
    <style:style style:name="T15" style:family="text">
      <style:text-properties fo:font-weight="normal" officeooo:rsid="0021b149" style:font-weight-asian="normal" style:font-weight-complex="normal"/>
    </style:style>
    <style:style style:name="T16" style:family="text">
      <style:text-properties fo:font-weight="normal" officeooo:rsid="0022fb14" style:font-weight-asian="normal" style:font-weight-complex="normal"/>
    </style:style>
    <style:style style:name="T17" style:family="text">
      <style:text-properties fo:font-weight="normal" officeooo:rsid="0023cea0" style:font-weight-asian="normal" style:font-weight-complex="normal"/>
    </style:style>
    <style:style style:name="T18" style:family="text">
      <style:text-properties fo:font-weight="normal" officeooo:rsid="00254f24" style:font-weight-asian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Roboto" fo:font-weight="normal" officeooo:rsid="0023cea0" style:font-weight-asian="normal" style:font-weight-complex="normal"/>
    </style:style>
    <style:style style:name="T22" style:family="text">
      <style:text-properties style:font-name="Roboto" fo:font-size="12pt" fo:font-style="normal" fo:font-weight="normal" officeooo:rsid="00205aec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Roboto" fo:font-size="12pt" fo:font-style="normal" fo:font-weight="normal" officeooo:rsid="0022fb14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Roboto" fo:font-size="12pt" fo:font-style="normal" fo:font-weight="normal" officeooo:rsid="0023cea0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Roboto" fo:font-size="12pt" fo:font-style="normal" fo:font-weight="normal" officeooo:rsid="00254f24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Roboto" fo:font-size="12pt" fo:font-style="normal" fo:font-weight="normal" officeooo:rsid="002e9e5b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Roboto" fo:font-size="12pt" fo:font-style="normal" fo:font-weight="normal" officeooo:rsid="00242391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fo:font-weight="normal" officeooo:rsid="00242391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fo:font-weight="normal" officeooo:rsid="00254f24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size="12pt" fo:font-style="italic" fo:font-weight="normal" officeooo:rsid="00242391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34" style:family="text">
      <style:text-properties fo:font-size="12pt" style:font-size-asian="10.5pt" style:font-size-complex="12pt"/>
    </style:style>
    <style:style style:name="T35" style:family="text">
      <style:text-properties fo:font-size="12pt" fo:font-weight="normal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37599a" style:font-size-asian="10.5pt" style:font-weight-asian="normal" style:font-size-complex="12pt" style:font-weight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21b149"/>
    </style:style>
    <style:style style:name="T39" style:family="text">
      <style:text-properties fo:font-variant="normal" fo:text-transform="none" style:font-name="arial" fo:font-size="12pt" fo:letter-spacing="normal" fo:font-style="normal" fo:font-weight="normal" officeooo:rsid="00254f24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style:font-name="arial" fo:font-size="12pt" fo:letter-spacing="normal" fo:font-weight="normal" officeooo:rsid="00254f24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style:font-name="Roboto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variant="normal" fo:text-transform="none" style:font-name="Roboto" fo:font-size="12pt" fo:letter-spacing="normal" fo:font-style="normal" fo:font-weight="normal" officeooo:rsid="00254f24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style:font-name="Roboto" fo:font-size="12pt" fo:letter-spacing="normal" fo:font-style="normal" fo:font-weight="normal" officeooo:rsid="002e9e5b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style:font-name="Roboto" fo:font-size="12pt" fo:letter-spacing="normal" fo:font-style="normal" fo:font-weight="normal" officeooo:rsid="00316c20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style:font-name="Roboto" fo:font-size="12pt" fo:letter-spacing="normal" fo:font-style="normal" fo:font-weight="bold" officeooo:rsid="00254f24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font-variant="normal" fo:text-transform="none" style:font-name="Inconsolata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variant="normal" fo:text-transform="none" style:font-name="Inconsolata" fo:font-size="12pt" fo:letter-spacing="normal" fo:font-weight="normal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style:font-name="Inconsolata" fo:font-size="12pt" fo:letter-spacing="normal" fo:font-weight="normal" officeooo:rsid="0037599a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font-variant="normal" fo:text-transform="none" fo:font-size="12pt" fo:letter-spacing="normal" fo:font-weight="normal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font-size="12pt" fo:letter-spacing="normal" fo:font-weight="normal" officeooo:rsid="00254f24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font-size="12pt" fo:letter-spacing="normal" fo:font-weight="normal" officeooo:rsid="0037599a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font-size="10pt" fo:letter-spacing="normal" fo:font-weight="normal" style:font-size-asian="10pt" style:font-weight-asian="normal" style:font-size-complex="10pt" style:font-weight-complex="normal"/>
    </style:style>
    <style:style style:name="T54" style:family="text">
      <style:text-properties fo:font-variant="normal" fo:text-transform="none" fo:font-size="10pt" fo:letter-spacing="normal" fo:font-weight="normal" officeooo:rsid="00254f24" style:font-size-asian="10pt" style:font-weight-asian="normal" style:font-size-complex="10pt" style:font-weight-complex="normal"/>
    </style:style>
    <style:style style:name="T55" style:family="text">
      <style:text-properties fo:font-variant="normal" fo:text-transform="none" fo:font-size="10pt" fo:letter-spacing="normal" fo:font-weight="normal" officeooo:rsid="0037599a" style:font-size-asian="10pt" style:font-weight-asian="normal" style:font-size-complex="10pt" style:font-weight-complex="normal"/>
    </style:style>
    <style:style style:name="T56" style:family="text">
      <style:text-properties fo:font-variant="normal" fo:text-transform="none" style:text-position="sub 58%" fo:font-size="12pt" fo:letter-spacing="normal" fo:font-weight="normal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style:text-position="sub 58%" fo:letter-spacing="normal" fo:font-weight="normal" style:font-weight-asian="normal" style:font-weight-complex="normal"/>
    </style:style>
    <style:style style:name="T58" style:family="text">
      <style:text-properties fo:font-variant="normal" fo:text-transform="none" style:font-name="Inconsolata" fo:font-size="12pt" fo:letter-spacing="normal" fo:font-style="normal" fo:font-weight="normal" officeooo:rsid="0032e188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variant="normal" fo:text-transform="none" style:font-name="Inconsolata" fo:font-size="12pt" fo:letter-spacing="normal" fo:font-style="normal" fo:font-weight="normal" officeooo:rsid="00254f24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variant="normal" fo:text-transform="none" style:font-name="Inconsolata" fo:font-size="12pt" fo:letter-spacing="normal" fo:font-style="normal" fo:font-weight="normal" officeooo:rsid="00242391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variant="normal" fo:text-transform="none" style:font-name="Inconsolata" fo:font-size="12pt" fo:letter-spacing="normal" fo:font-style="italic" fo:font-weight="normal" officeooo:rsid="00254f24" style:font-size-asian="12pt" style:font-style-asian="italic" style:font-weight-asian="normal" style:font-size-complex="12pt" style:font-style-complex="italic" style:font-weight-complex="normal"/>
    </style:style>
    <style:style style:name="T62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fo:font-variant="normal" fo:text-transform="none" fo:letter-spacing="normal" fo:font-style="normal" fo:font-weight="normal" officeooo:rsid="00254f24" style:font-style-asian="normal" style:font-weight-asian="normal" style:font-style-complex="normal" style:font-weight-complex="normal"/>
    </style:style>
    <style:style style:name="T64" style:family="text">
      <style:text-properties fo:font-variant="normal" fo:text-transform="none" fo:letter-spacing="normal" fo:font-style="normal" fo:font-weight="normal" officeooo:rsid="00242391" style:font-style-asian="normal" style:font-weight-asian="normal" style:font-style-complex="normal" style:font-weight-complex="normal"/>
    </style:style>
    <style:style style:name="T65" style:family="text">
      <style:text-properties fo:font-variant="normal" fo:text-transform="none" fo:letter-spacing="normal" fo:font-weight="normal" style:font-weight-asian="normal" style:font-weight-complex="normal"/>
    </style:style>
    <style:style style:name="T66" style:family="text">
      <style:text-properties fo:font-variant="normal" fo:text-transform="none" fo:letter-spacing="normal" fo:font-weight="normal" officeooo:rsid="00254f24" style:font-weight-asian="normal" style:font-weight-complex="normal"/>
    </style:style>
    <style:style style:name="T67" style:family="text">
      <style:text-properties fo:font-variant="normal" fo:text-transform="none" fo:letter-spacing="normal" fo:font-weight="normal" officeooo:rsid="00242391" style:font-weight-asian="normal" style:font-weight-complex="normal"/>
    </style:style>
    <style:style style:name="T68" style:family="text">
      <style:text-properties fo:font-variant="normal" fo:text-transform="none" fo:letter-spacing="normal" fo:font-weight="normal" officeooo:rsid="0037599a" style:font-weight-asian="normal" style:font-weight-complex="normal"/>
    </style:style>
    <style:style style:name="T69" style:family="text">
      <style:text-properties fo:font-variant="normal" fo:text-transform="none" fo:letter-spacing="normal" fo:font-weight="normal" officeooo:rsid="00377c8e" style:font-weight-asian="normal" style:font-weight-complex="normal"/>
    </style:style>
    <style:style style:name="T70" style:family="text">
      <style:text-properties fo:font-variant="normal" fo:text-transform="none" fo:letter-spacing="normal" fo:font-style="italic" fo:font-weight="normal" style:font-style-asian="italic" style:font-weight-asian="normal" style:font-style-complex="italic" style:font-weight-complex="normal"/>
    </style:style>
    <style:style style:name="T71" style:family="text">
      <style:text-properties fo:font-variant="normal" fo:text-transform="none" fo:letter-spacing="normal" fo:font-style="italic" fo:font-weight="normal" officeooo:rsid="0037599a" style:font-style-asian="italic" style:font-weight-asian="normal" style:font-style-complex="italic" style:font-weight-complex="normal"/>
    </style:style>
    <style:style style:name="T72" style:family="text">
      <style:text-properties fo:font-variant="normal" fo:text-transform="none" fo:letter-spacing="normal" fo:font-style="italic" fo:font-weight="normal" officeooo:rsid="00377c8e" style:font-style-asian="italic" style:font-weight-asian="normal" style:font-style-complex="italic" style:font-weight-complex="normal"/>
    </style:style>
    <style:style style:name="T73" style:family="text">
      <style:text-properties fo:font-variant="normal" fo:text-transform="none" fo:font-size="8pt" fo:letter-spacing="normal" fo:font-weight="normal" officeooo:rsid="00363b0f" style:font-size-asian="8pt" style:font-weight-asian="normal" style:font-size-complex="8pt" style:font-weight-complex="normal"/>
    </style:style>
    <style:style style:name="T74" style:family="text">
      <style:text-properties style:text-position="sub 58%" fo:font-size="12pt" fo:font-weight="normal" style:font-size-asian="10.5pt" style:font-weight-asian="normal" style:font-size-complex="12pt" style:font-weight-complex="normal"/>
    </style:style>
    <style:style style:name="T75" style:family="text"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T76" style:family="text">
      <style:text-properties fo:font-size="8pt" style:font-size-asian="8pt" style:font-size-complex="8pt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dotted"/>
          <style:column style:rel-width="4819*" fo:start-indent="0cm" fo:end-indent="0cm"/>
          <style:column style:rel-width="4819*" fo:start-indent="0cm" fo:end-indent="0cm"/>
        </style:columns>
      </style:section-properties>
    </style:style>
    <style:style style:name="gr1" style:family="graphic">
      <style:graphic-properties draw:stroke="solid" svg:stroke-width="0cm" svg:stroke-color="#000000" draw:marker-start-width="0.203cm" draw:marker-end-width="0.203cm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1cm" svg:stroke-color="#000000" draw:marker-start-width="0.367cm" draw:marker-end-width="0.367cm" draw:textarea-horizontal-align="center" draw:textarea-vertical-align="middle" fo:padding-top="0.004cm" fo:padding-bottom="0.004cm" fo:padding-left="0.004cm" fo:padding-right="0.0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37">Nome:</text:span> Luís Felipe de Melo Costa Silva</text:p>
      <text:p text:style-name="P37">Nº USP: <text:span text:style-name="T11">9297961</text:span></text:p>
      <text:p text:style-name="P38">MAC0444 – Sistemas Baseados em Conhecimento</text:p>
      <text:p text:style-name="P34"/>
      <text:p text:style-name="P35"><text:span text:style-name="T37">Lista 2</text:span></text:p>
      <text:p text:style-name="P15"/>
      <text:p text:style-name="P3">Questão 1.</text:p>
      <text:p text:style-name="P4"/>
      <text:p text:style-name="P6"><text:span text:style-name="T11">A nossa base de conhecimento </text:span><text:span text:style-name="T18">(KB) </text:span><text:span text:style-name="T11">será formada por:</text:span></text:p>
      <text:p text:style-name="P40"><text:span text:style-name="T27"/></text:p>
      <text:p text:style-name="P40"><text:span text:style-name="T26">Em cláusulas de Horn:</text:span></text:p>
      <text:section text:style-name="Sect1" text:name="Seção1">
        <text:p text:style-name="P18"><text:span text:style-name="T30"/></text:p>
        <text:p text:style-name="P18"><text:span text:style-name="T30">[</text:span><text:span text:style-name="T39">¬</text:span><text:span text:style-name="T29">fezEx(</text:span><text:span text:style-name="T32">x</text:span><text:span text:style-name="T29">), vaiBem(</text:span><text:span text:style-name="T32">x</text:span><text:span text:style-name="T29">)</text:span><text:span text:style-name="T30">]</text:span></text:p>
        <text:p text:style-name="P18"><text:span text:style-name="T30">[</text:span><text:span text:style-name="T39">¬</text:span><text:span text:style-name="T29">vaiBem(</text:span><text:span text:style-name="T32">x</text:span><text:span text:style-name="T29">), mediaAlta(</text:span><text:span text:style-name="T32">x</text:span><text:span text:style-name="T29">)</text:span><text:span text:style-name="T30">]</text:span></text:p>
        <text:p text:style-name="P18"><text:span text:style-name="T30">[</text:span><text:span text:style-name="T39">¬</text:span><text:span text:style-name="T29">mediaAlta(</text:span><text:span text:style-name="T32">x</text:span><text:span text:style-name="T29">), aprovado(</text:span><text:span text:style-name="T32">x</text:span><text:span text:style-name="T29">, mac444)</text:span><text:span text:style-name="T30">]</text:span></text:p>
        <text:p text:style-name="P19"><text:span text:style-name="T30">[</text:span><text:span text:style-name="T28">fezEx(</text:span><text:span text:style-name="T31">João</text:span><text:span text:style-name="T28">)</text:span><text:span text:style-name="T30">]</text:span></text:p>
        <text:p text:style-name="P19"><text:span text:style-name="T30">[</text:span><text:span text:style-name="T28">vaiBem(</text:span><text:span text:style-name="T31">Maria</text:span><text:span text:style-name="T28">)</text:span><text:span text:style-name="T30">]</text:span></text:p>
      </text:section>
      <text:p text:style-name="P26"/>
      <text:p text:style-name="P17"><text:span text:style-name="T25">Para mostrar que João </text:span><text:span text:style-name="T26">e Maria </text:span><text:span text:style-name="T25">fo</text:span><text:span text:style-name="T26">ram</text:span><text:span text:style-name="T25"> aprovado em mac444, temos que mostrar que KB </text:span><text:span text:style-name="T41">∪</text:span><text:span text:style-name="T42"> {</text:span><text:span text:style-name="T58">[</text:span><text:span text:style-name="T59">¬</text:span><text:span text:style-name="T60">aprovado(</text:span><text:span text:style-name="T61">João</text:span><text:span text:style-name="T60">, mac444), </text:span><text:span text:style-name="T59">¬</text:span><text:span text:style-name="T60">aprovado(</text:span><text:span text:style-name="T61">Maria</text:span><text:span text:style-name="T60">, mac444)</text:span><text:span text:style-name="T58">]</text:span><text:span text:style-name="T42">} </text:span><text:span text:style-name="T43">é</text:span><text:span text:style-name="T42"> insatisfazíve</text:span><text:span text:style-name="T44">l</text:span><text:span text:style-name="T42">. Usando </text:span><text:span text:style-name="T45">resolução SLD</text:span><text:span text:style-name="T42">:</text:span></text:p>
      <text:p text:style-name="P30"/>
      <text:section text:style-name="Sect2" text:name="Seção2">
        <text:p text:style-name="P42"><text:span text:style-name="T62">[</text:span><text:span text:style-name="T63">¬</text:span><text:span text:style-name="T64">a</text:span><text:span text:style-name="T62">p</text:span><text:span text:style-name="T64">rovado(</text:span><text:span text:style-name="T66">João</text:span><text:span text:style-name="T64">, mac444), </text:span><text:span text:style-name="T63">¬</text:span><text:span text:style-name="T64">aprovado(</text:span><text:span text:style-name="T66">Maria</text:span><text:span text:style-name="T64">, mac444)</text:span><text:span text:style-name="T62">]</text:span></text:p>
        <text:p text:style-name="P42"><draw:line text:anchor-type="paragraph" draw:z-index="17" draw:name="Forma7" draw:style-name="gr2" draw:text-style-name="P55" svg:x1="0.915cm" svg:y1="0.041cm" svg:x2="0.915cm" svg:y2="0.337cm"><text:p/></draw:line><text:span text:style-name="T63"/></text:p>
        <text:p text:style-name="P42"><draw:line text:anchor-type="paragraph" draw:z-index="24" draw:name="Forma10" draw:style-name="gr3" draw:text-style-name="P56" svg:x1="5.83cm" svg:y1="0.198cm" svg:x2="11.115cm" svg:y2="0.205cm"><text:p/></draw:line><text:span text:style-name="T63">[¬</text:span><text:span text:style-name="T62">mediaAlta(</text:span><text:span text:style-name="T65">João</text:span><text:span text:style-name="T62">), </text:span><text:span text:style-name="T63">¬</text:span><text:span text:style-name="T62">aprovado(</text:span><text:span text:style-name="T65">Maria</text:span><text:span text:style-name="T62">)] </text:span></text:p>
        <text:p text:style-name="P42"><draw:line text:anchor-type="paragraph" draw:z-index="16" draw:name="Forma7" draw:style-name="gr2" draw:text-style-name="P55" svg:x1="0.915cm" svg:y1="0.041cm" svg:x2="0.915cm" svg:y2="0.337cm"><text:p/></draw:line><text:span text:style-name="T62"/></text:p>
        <text:p text:style-name="P42"><draw:line text:anchor-type="paragraph" draw:z-index="23" draw:name="Forma10" draw:style-name="gr3" draw:text-style-name="P56" svg:x1="5.438cm" svg:y1="0.205cm" svg:x2="12.749cm" svg:y2="0.205cm"><text:p/></draw:line><text:span text:style-name="T63">[¬</text:span><text:span text:style-name="T62">vaiBem</text:span><text:span text:style-name="T63">(</text:span><text:span text:style-name="T66">João</text:span><text:span text:style-name="T63">), ¬aprovado(</text:span><text:span text:style-name="T66">Maria</text:span><text:span text:style-name="T63">)]</text:span></text:p>
        <text:p text:style-name="P42"><draw:line text:anchor-type="paragraph" draw:z-index="15" draw:name="Forma7" draw:style-name="gr2" draw:text-style-name="P55" svg:x1="0.915cm" svg:y1="0.041cm" svg:x2="0.915cm" svg:y2="0.337cm"><text:p/></draw:line><text:span text:style-name="T63"/></text:p>
        <text:p text:style-name="P42"><text:span text:style-name="T63">[¬</text:span><text:span text:style-name="T62">FezEx</text:span><text:span text:style-name="T63">(</text:span><text:span text:style-name="T66">João</text:span><text:span text:style-name="T63">), ¬aprovado(</text:span><text:span text:style-name="T66">Maria</text:span><text:span text:style-name="T63">)]</text:span></text:p>
        <text:p text:style-name="P42"><draw:line text:anchor-type="paragraph" draw:z-index="14" draw:name="Forma7" draw:style-name="gr2" draw:text-style-name="P55" svg:x1="0.915cm" svg:y1="0.041cm" svg:x2="0.915cm" svg:y2="0.337cm"><text:p/></draw:line><text:span text:style-name="T63"/></text:p>
        <text:p text:style-name="P42"><draw:line text:anchor-type="paragraph" draw:z-index="21" draw:name="Forma10" draw:style-name="gr3" draw:text-style-name="P55" svg:x1="3.053cm" svg:y1="0.205cm" svg:x2="14.864cm" svg:y2="0.205cm"><text:p/></draw:line><text:span text:style-name="T63">[¬aprovado(</text:span><text:span text:style-name="T66">Maria</text:span><text:span text:style-name="T63">)] </text:span></text:p>
        <text:p text:style-name="P42"><draw:line text:anchor-type="paragraph" draw:z-index="13" draw:name="Forma7" draw:style-name="gr2" draw:text-style-name="P55" svg:x1="0.915cm" svg:y1="0.041cm" svg:x2="0.915cm" svg:y2="0.337cm"><text:p/></draw:line><text:span text:style-name="T63"/></text:p>
        <text:p text:style-name="P42"><text:span text:style-name="T63">[¬</text:span><text:span text:style-name="T62">mediaAlta</text:span><text:span text:style-name="T63">(</text:span><text:span text:style-name="T66">Maria</text:span><text:span text:style-name="T63">)]</text:span></text:p>
        <text:p text:style-name="P42"><draw:line text:anchor-type="paragraph" draw:z-index="12" draw:name="Forma7" draw:style-name="gr2" draw:text-style-name="P55" svg:x1="0.915cm" svg:y1="0.041cm" svg:x2="0.915cm" svg:y2="0.337cm"><text:p/></draw:line><text:span text:style-name="T63"/></text:p>
        <text:p text:style-name="P42"><draw:line text:anchor-type="paragraph" draw:z-index="20" draw:name="Forma10" draw:style-name="gr3" draw:text-style-name="P55" svg:x1="2.588cm" svg:y1="0.205cm" svg:x2="12.801cm" svg:y2="0.205cm"><text:p/></draw:line><text:span text:style-name="T63">[¬</text:span><text:span text:style-name="T62">vaiBem</text:span><text:span text:style-name="T63">(</text:span><text:span text:style-name="T66">Maria</text:span><text:span text:style-name="T63">)]</text:span></text:p>
        <text:p text:style-name="P42"><draw:line text:anchor-type="paragraph" draw:z-index="11" draw:name="Forma7" draw:style-name="gr2" draw:text-style-name="P55" svg:x1="0.915cm" svg:y1="0.041cm" svg:x2="0.915cm" svg:y2="0.337cm"><text:p/></draw:line><text:span text:style-name="T63"/></text:p>
        <text:p text:style-name="P42"><draw:line text:anchor-type="paragraph" draw:z-index="22" draw:name="Forma10" draw:style-name="gr3" draw:text-style-name="P55" svg:x1="1.298cm" svg:y1="0.205cm" svg:x2="14.451cm" svg:y2="0.205cm"><text:p/></draw:line><text:span text:style-name="T63"> <text:s text:c="3"/>[ </text:span><text:span text:style-name="T62">] </text:span></text:p>
        <text:p text:style-name="P44"/>
        <text:p text:style-name="P44"/>
        <text:p text:style-name="P49"><text:s text:c="2"/><text:span text:style-name="T76">[x/João]</text:span></text:p>
        <text:p text:style-name="P44"><text:span text:style-name="T63">[¬</text:span><text:span text:style-name="T64">mediaAlta(x), aprovado(x, mac444)</text:span><text:span text:style-name="T63">]</text:span></text:p>
        <text:p text:style-name="P42"><text:span text:style-name="T63"><text:s text:c="2"/></text:span><text:span text:style-name="T73">[x/João]</text:span></text:p>
        <text:p text:style-name="P44"><text:span text:style-name="T63">[¬</text:span><text:span text:style-name="T64">vaiBem(</text:span><text:span text:style-name="T67">x</text:span><text:span text:style-name="T64">), mediaAlta(</text:span><text:span text:style-name="T67">x</text:span><text:span text:style-name="T64">)</text:span><text:span text:style-name="T63">]</text:span></text:p>
        <text:p text:style-name="P43"><text:span text:style-name="T63"><text:s text:c="2"/></text:span><text:span text:style-name="T73">[x/João]</text:span></text:p>
        <text:p text:style-name="P44"><draw:line text:anchor-type="paragraph" draw:z-index="18" draw:name="Forma10" draw:style-name="gr3" draw:text-style-name="P55" svg:x1="-3.327cm" svg:y1="0.205cm" svg:x2="4.928cm" svg:y2="0.205cm"><text:p/></draw:line><text:span text:style-name="T63">[¬</text:span><text:span text:style-name="T64">fezEx(</text:span><text:span text:style-name="T67">x</text:span><text:span text:style-name="T64">), vaiBem(</text:span><text:span text:style-name="T67">x</text:span><text:span text:style-name="T64">)</text:span><text:span text:style-name="T63">]</text:span></text:p>
        <text:p text:style-name="P44"><text:span text:style-name="T63"/></text:p>
        <text:p text:style-name="P45"><text:span text:style-name="T63">[fezEx(</text:span><text:span text:style-name="T66">João</text:span><text:span text:style-name="T63">)]</text:span></text:p>
        <text:p text:style-name="P46"><text:span text:style-name="T63"><text:s text:c="2"/></text:span><text:span text:style-name="T73">[x/Maria]</text:span></text:p>
        <text:p text:style-name="P44"><draw:line text:anchor-type="paragraph" draw:z-index="19" draw:name="Forma12" draw:style-name="gr3" draw:text-style-name="P55" svg:x1="2.695cm" svg:y1="0.205cm" svg:x2="-5.433cm" svg:y2="0.205cm"><text:p/></draw:line><text:span text:style-name="T63">[¬</text:span><text:span text:style-name="T64">mediaAlta(</text:span><text:span text:style-name="T67">x</text:span><text:span text:style-name="T64">), aprovado(</text:span><text:span text:style-name="T67">x</text:span><text:span text:style-name="T64">, mac444)</text:span><text:span text:style-name="T63">]</text:span></text:p>
        <text:p text:style-name="P43"><text:span text:style-name="T63"><text:s text:c="2"/></text:span><text:span text:style-name="T73">[x/Maria]</text:span></text:p>
        <text:p text:style-name="P44"><text:span text:style-name="T63">[¬</text:span><text:span text:style-name="T64">vaiBem(</text:span><text:span text:style-name="T67">x</text:span><text:span text:style-name="T64">), mediaAlta(</text:span><text:span text:style-name="T67">x</text:span><text:span text:style-name="T64">)</text:span><text:span text:style-name="T63">]</text:span></text:p>
        <text:p text:style-name="P44"><text:span text:style-name="T63"/></text:p>
        <text:p text:style-name="P45"><text:span text:style-name="T63">[</text:span><text:span text:style-name="T62">vaiBem(</text:span><text:span text:style-name="T65">Maria</text:span><text:span text:style-name="T62">)</text:span><text:span text:style-name="T63">]</text:span></text:p>
      </text:section>
      <text:p text:style-name="P3">Questão 2.</text:p>
      <text:p text:style-name="P32"/>
      <text:p text:style-name="P1">a) <text:span text:style-name="T35">Usando </text:span><text:span text:style-name="T33">backward-chaining</text:span><text:span text:style-name="T35">:</text:span></text:p>
      <text:p text:style-name="P10"/>
      <text:p text:style-name="P29"><text:span text:style-name="T35"><text:s text:c="10"/>P(</text:span><text:span text:style-name="T33">x</text:span><text:span text:style-name="T35">)</text:span></text:p>
      <text:p text:style-name="P29"><draw:line text:anchor-type="paragraph" draw:z-index="0" draw:name="Forma2" draw:style-name="gr1" draw:text-style-name="P54" svg:x1="2.454cm" svg:y1="0.081cm" svg:x2="2.454cm" svg:y2="0.425cm"><text:p/></draw:line><text:span text:style-name="T35"> <text:s text:c="12"/></text:span><text:span text:style-name="T36">[</text:span><text:span text:style-name="T54">x/</text:span><text:span text:style-name="T53">a</text:span><text:span text:style-name="T55">]</text:span></text:p>
      <text:p text:style-name="P29"><text:span text:style-name="T53"><text:s text:c="12"/></text:span><text:span text:style-name="T50">P(</text:span><text:span text:style-name="T49">a</text:span><text:span text:style-name="T50">)</text:span></text:p>
      <text:p text:style-name="P31"><draw:line text:anchor-type="paragraph" draw:z-index="1" draw:name="Forma3" draw:style-name="gr1" draw:text-style-name="P54" svg:x1="2.454cm" svg:y1="0.092cm" svg:x2="1.713cm" svg:y2="0.41cm"><text:p/></draw:line><draw:line text:anchor-type="paragraph" draw:z-index="2" draw:name="Forma4" draw:style-name="gr1" draw:text-style-name="P54" svg:x1="2.718cm" svg:y1="0.092cm" svg:x2="3.406cm" svg:y2="0.357cm"><text:p/></draw:line></text:p>
      <text:p text:style-name="P29"><text:span text:style-name="T35"><text:s text:c="5"/>A</text:span><text:span text:style-name="T74">1</text:span><text:span text:style-name="T35">(</text:span><text:span text:style-name="T33">a</text:span><text:span text:style-name="T35">) <text:s text:c="4"/>A</text:span><text:span text:style-name="T74">2</text:span><text:span text:style-name="T35">(</text:span><text:span text:style-name="T33">a</text:span><text:span text:style-name="T35">)</text:span></text:p>
      <text:p text:style-name="P28"><draw:line text:anchor-type="paragraph" draw:z-index="3" draw:name="Forma5" draw:style-name="gr1" draw:text-style-name="P54" svg:x1="1.21cm" svg:y1="0.076cm" svg:x2="0.84cm" svg:y2="0.42cm"><text:p/></draw:line><draw:line text:anchor-type="paragraph" draw:z-index="4" draw:name="Forma5" draw:style-name="gr1" draw:text-style-name="P54" svg:x1="3.459cm" svg:y1="0.062cm" svg:x2="3.089cm" svg:y2="0.406cm"><text:p/></draw:line><draw:line text:anchor-type="paragraph" draw:z-index="5" draw:name="Forma6" draw:style-name="gr1" draw:text-style-name="P54" svg:x1="1.58cm" svg:y1="0.049cm" svg:x2="1.924cm" svg:y2="0.419cm"><text:p/></draw:line><draw:line text:anchor-type="paragraph" draw:z-index="6" draw:name="Forma6" draw:style-name="gr1" draw:text-style-name="P54" svg:x1="3.776cm" svg:y1="0.081cm" svg:x2="4.12cm" svg:y2="0.451cm"><text:p/></draw:line></text:p>
      <text:p text:style-name="P29"><text:span text:style-name="T75"><text:s/>B</text:span><text:span text:style-name="T74">1</text:span><text:span text:style-name="T35">(</text:span><text:span text:style-name="T33">a</text:span><text:span text:style-name="T35">) B</text:span><text:span text:style-name="T74">2</text:span><text:span text:style-name="T35">(</text:span><text:span text:style-name="T33">a</text:span><text:span text:style-name="T35">) </text:span><text:span text:style-name="T75">B</text:span><text:span text:style-name="T74">3</text:span><text:span text:style-name="T35">(</text:span><text:span text:style-name="T33">a</text:span><text:span text:style-name="T35">) B</text:span><text:span text:style-name="T74">4</text:span><text:span text:style-name="T35">(</text:span><text:span text:style-name="T33">a</text:span><text:span text:style-name="T35">)</text:span></text:p>
      <text:p text:style-name="P28"><draw:line text:anchor-type="paragraph" draw:z-index="7" draw:name="Forma2" draw:style-name="gr1" draw:text-style-name="P54" svg:x1="0.628cm" svg:y1="0.028cm" svg:x2="0.628cm" svg:y2="0.372cm"><text:p/></draw:line><draw:line text:anchor-type="paragraph" draw:z-index="8" draw:name="Forma2" draw:style-name="gr1" draw:text-style-name="P54" svg:x1="3.194cm" svg:y1="0.055cm" svg:x2="3.194cm" svg:y2="0.399cm"><text:p/></draw:line><draw:line text:anchor-type="paragraph" draw:z-index="9" draw:name="Forma2" draw:style-name="gr1" draw:text-style-name="P54" svg:x1="4.438cm" svg:y1="0.081cm" svg:x2="4.438cm" svg:y2="0.425cm"><text:p/></draw:line><draw:line text:anchor-type="paragraph" draw:z-index="10" draw:name="Forma2" draw:style-name="gr1" draw:text-style-name="P54" svg:x1="1.94cm" svg:y1="0.097cm" svg:x2="1.94cm" svg:y2="0.441cm"><text:p/></draw:line></text:p>
      <text:p text:style-name="P28"><text:s text:c="2"/>[] <text:s text:c="3"/>[] <text:s text:c="3"/>[] <text:s text:c="3"/>[]</text:p>
      <text:p text:style-name="P28"/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oft-page-break/><text:span text:style-name="T34">b) </text:span><text:span text:style-name="T51">Usando resolução SLD, </text:span><text:span text:style-name="T50">temos que mostrar que </text:span><text:span text:style-name="T51">KB </text:span><text:span text:style-name="T50">∪</text:span><text:span text:style-name="T51"> {</text:span><text:span text:style-name="T52">[</text:span><text:span text:style-name="T40">¬</text:span><text:span text:style-name="T47">P(</text:span><text:span text:style-name="T46">a</text:span><text:span text:style-name="T47">)</text:span><text:span text:style-name="T48">]</text:span><text:span text:style-name="T51">} </text:span><text:span text:style-name="T50">é insatisfazível.</text:span></text:p>
      <text:p text:style-name="P53"/>
      <text:section text:style-name="Sect2" text:name="Seção3">
        <text:p text:style-name="P50"><text:span text:style-name="T68">[</text:span><text:span text:style-name="T66">¬</text:span><text:span text:style-name="T65">P(</text:span><text:span text:style-name="T71">a</text:span><text:span text:style-name="T65">)</text:span><text:span text:style-name="T68">]</text:span></text:p>
        <text:p text:style-name="P50"><draw:line text:anchor-type="paragraph" draw:z-index="31" draw:name="Forma7" draw:style-name="gr2" draw:text-style-name="P55" svg:x1="0.406cm" svg:y1="0.009cm" svg:x2="0.406cm" svg:y2="0.305cm"><text:p/></draw:line><text:span text:style-name="T65"/></text:p>
        <text:p text:style-name="P51"><draw:line text:anchor-type="paragraph" draw:z-index="32" draw:name="Forma10" draw:style-name="gr3" draw:text-style-name="P56" svg:x1="2.492cm" svg:y1="0.19cm" svg:x2="13.506cm" svg:y2="0.183cm"><text:p/></draw:line><text:span text:style-name="T65">[</text:span><text:span text:style-name="T66">¬</text:span><text:span text:style-name="T65">A</text:span><text:span text:style-name="T57">1</text:span><text:span text:style-name="T65">(</text:span><text:span text:style-name="T70">a</text:span><text:span text:style-name="T65">), </text:span><text:span text:style-name="T66">¬</text:span><text:span text:style-name="T65">A</text:span><text:span text:style-name="T57">2</text:span><text:span text:style-name="T65">(</text:span><text:span text:style-name="T70">a</text:span><text:span text:style-name="T65">)]</text:span></text:p>
        <text:p text:style-name="P51"><draw:line text:anchor-type="paragraph" draw:z-index="30" draw:name="Forma7" draw:style-name="gr2" draw:text-style-name="P55" svg:x1="0.406cm" svg:y1="0.009cm" svg:x2="0.406cm" svg:y2="0.305cm"><text:p/></draw:line><text:span text:style-name="T65"/></text:p>
        <text:p text:style-name="P51"><draw:line text:anchor-type="paragraph" draw:z-index="33" draw:name="Forma10" draw:style-name="gr3" draw:text-style-name="P56" svg:x1="3.757cm" svg:y1="0.19cm" svg:x2="13.506cm" svg:y2="0.183cm"><text:p/></draw:line><text:span text:style-name="T65">[</text:span><text:span text:style-name="T66">¬</text:span><text:span text:style-name="T65">B</text:span><text:span text:style-name="T57">1</text:span><text:span text:style-name="T65">(</text:span><text:span text:style-name="T70">a</text:span><text:span text:style-name="T65">), </text:span><text:span text:style-name="T66">¬</text:span><text:span text:style-name="T65">B</text:span><text:span text:style-name="T57">2</text:span><text:span text:style-name="T65">(</text:span><text:span text:style-name="T70">a</text:span><text:span text:style-name="T65">), </text:span><text:span text:style-name="T66">¬</text:span><text:span text:style-name="T65">A</text:span><text:span text:style-name="T57">2</text:span><text:span text:style-name="T65">(</text:span><text:span text:style-name="T70">a</text:span><text:span text:style-name="T65">)]</text:span></text:p>
        <text:p text:style-name="P51"><draw:line text:anchor-type="paragraph" draw:z-index="29" draw:name="Forma7" draw:style-name="gr2" draw:text-style-name="P55" svg:x1="0.406cm" svg:y1="0.009cm" svg:x2="0.406cm" svg:y2="0.305cm"><text:p/></draw:line><text:span text:style-name="T65"/></text:p>
        <text:p text:style-name="P51"><draw:line text:anchor-type="paragraph" draw:z-index="34" draw:name="Forma10" draw:style-name="gr3" draw:text-style-name="P56" svg:x1="5.018cm" svg:y1="0.192cm" svg:x2="13.508cm" svg:y2="0.183cm"><text:p/></draw:line><text:span text:style-name="T65">[</text:span><text:span text:style-name="T66">¬</text:span><text:span text:style-name="T65">B</text:span><text:span text:style-name="T57">1</text:span><text:span text:style-name="T65">(</text:span><text:span text:style-name="T70">a</text:span><text:span text:style-name="T65">), </text:span><text:span text:style-name="T66">¬</text:span><text:span text:style-name="T65">B</text:span><text:span text:style-name="T57">2</text:span><text:span text:style-name="T65">(</text:span><text:span text:style-name="T70">a</text:span><text:span text:style-name="T65">), </text:span><text:span text:style-name="T66">¬</text:span><text:span text:style-name="T65">B</text:span><text:span text:style-name="T57">3</text:span><text:span text:style-name="T65">(</text:span><text:span text:style-name="T70">a</text:span><text:span text:style-name="T65">), </text:span><text:span text:style-name="T66">¬</text:span><text:span text:style-name="T65">B</text:span><text:span text:style-name="T57">4</text:span><text:span text:style-name="T65">(</text:span><text:span text:style-name="T70">a</text:span><text:span text:style-name="T65">)]</text:span></text:p>
        <text:p text:style-name="P51"><draw:line text:anchor-type="paragraph" draw:z-index="28" draw:name="Forma7" draw:style-name="gr2" draw:text-style-name="P55" svg:x1="0.406cm" svg:y1="0.009cm" svg:x2="0.406cm" svg:y2="0.305cm"><text:p/></draw:line><text:span text:style-name="T65"/></text:p>
        <text:p text:style-name="P51"><draw:line text:anchor-type="paragraph" draw:z-index="35" draw:name="Forma10" draw:style-name="gr3" draw:text-style-name="P56" svg:x1="3.775cm" svg:y1="0.191cm" svg:x2="15.806cm" svg:y2="0.219cm"><text:p/></draw:line><text:span text:style-name="T65">[</text:span><text:span text:style-name="T66">¬</text:span><text:span text:style-name="T65">B</text:span><text:span text:style-name="T57">2</text:span><text:span text:style-name="T65">(</text:span><text:span text:style-name="T70">a</text:span><text:span text:style-name="T65">), </text:span><text:span text:style-name="T66">¬</text:span><text:span text:style-name="T65">B</text:span><text:span text:style-name="T57">3</text:span><text:span text:style-name="T65">(</text:span><text:span text:style-name="T70">a</text:span><text:span text:style-name="T65">), </text:span><text:span text:style-name="T66">¬</text:span><text:span text:style-name="T65">B</text:span><text:span text:style-name="T57">4</text:span><text:span text:style-name="T65">(</text:span><text:span text:style-name="T70">a</text:span><text:span text:style-name="T65">)]</text:span></text:p>
        <text:p text:style-name="P47"><draw:line text:anchor-type="paragraph" draw:z-index="27" draw:name="Forma7" draw:style-name="gr2" draw:text-style-name="P55" svg:x1="0.406cm" svg:y1="0.009cm" svg:x2="0.406cm" svg:y2="0.305cm"><text:p/></draw:line></text:p>
        <text:p text:style-name="P51"><draw:line text:anchor-type="paragraph" draw:z-index="36" draw:name="Forma10" draw:style-name="gr3" draw:text-style-name="P56" svg:x1="2.618cm" svg:y1="0.183cm" svg:x2="15.847cm" svg:y2="0.202cm"><text:p/></draw:line><text:span text:style-name="T65">[</text:span><text:span text:style-name="T66">¬</text:span><text:span text:style-name="T65">B</text:span><text:span text:style-name="T57">3</text:span><text:span text:style-name="T65">(</text:span><text:span text:style-name="T70">a</text:span><text:span text:style-name="T65">), </text:span><text:span text:style-name="T66">¬</text:span><text:span text:style-name="T65">B</text:span><text:span text:style-name="T57">4</text:span><text:span text:style-name="T65">(</text:span><text:span text:style-name="T70">a</text:span><text:span text:style-name="T65">)] </text:span></text:p>
        <text:p text:style-name="P51"><draw:line text:anchor-type="paragraph" draw:z-index="26" draw:name="Forma7" draw:style-name="gr2" draw:text-style-name="P55" svg:x1="0.406cm" svg:y1="0.009cm" svg:x2="0.406cm" svg:y2="0.305cm"><text:p/></draw:line><text:span text:style-name="T65"/></text:p>
        <text:p text:style-name="P51"><draw:line text:anchor-type="paragraph" draw:z-index="37" draw:name="Forma10" draw:style-name="gr3" draw:text-style-name="P56" svg:x1="1.416cm" svg:y1="0.187cm" svg:x2="15.866cm" svg:y2="0.229cm"><text:p/></draw:line><text:span text:style-name="T65">[</text:span><text:span text:style-name="T66">¬</text:span><text:span text:style-name="T65">B</text:span><text:span text:style-name="T57">4</text:span><text:span text:style-name="T65">(</text:span><text:span text:style-name="T70">a</text:span><text:span text:style-name="T65">)] </text:span></text:p>
        <text:p text:style-name="P51"><draw:line text:anchor-type="paragraph" draw:z-index="25" draw:name="Forma7" draw:style-name="gr2" draw:text-style-name="P55" svg:x1="0.406cm" svg:y1="0.009cm" svg:x2="0.406cm" svg:y2="0.305cm"><text:p/></draw:line><text:span text:style-name="T65"/></text:p>
        <text:p text:style-name="P51"><draw:line text:anchor-type="paragraph" draw:z-index="38" draw:name="Forma10" draw:style-name="gr3" draw:text-style-name="P56" svg:x1="0.908cm" svg:y1="0.213cm" svg:x2="15.866cm" svg:y2="0.213cm"><text:p/></draw:line><text:span text:style-name="T65"> [ ] </text:span></text:p>
        <text:p text:style-name="P51"><text:span text:style-name="T65"/></text:p>
        <text:p text:style-name="P48"><text:span text:style-name="T65"><text:s text:c="2"/>[x/a]</text:span></text:p>
        <text:p text:style-name="P52"><text:span text:style-name="T65">[</text:span><text:span text:style-name="T66">¬</text:span><text:span text:style-name="T65">A</text:span><text:span text:style-name="T57">1</text:span><text:span text:style-name="T65">(</text:span><text:span text:style-name="T70">x</text:span><text:span text:style-name="T65">), </text:span><text:span text:style-name="T66">¬</text:span><text:span text:style-name="T65">A</text:span><text:span text:style-name="T57">2</text:span><text:span text:style-name="T65">(</text:span><text:span text:style-name="T70">x</text:span><text:span text:style-name="T65">), P(x)]</text:span></text:p>
        <text:p text:style-name="P48"><text:span text:style-name="T65"><text:s text:c="2"/>[x/a]</text:span></text:p>
        <text:p text:style-name="P52"><text:span text:style-name="T65">[</text:span><text:span text:style-name="T66">¬</text:span><text:span text:style-name="T65">B</text:span><text:span text:style-name="T57">1</text:span><text:span text:style-name="T65">(</text:span><text:span text:style-name="T72">x</text:span><text:span text:style-name="T69">)</text:span><text:span text:style-name="T65">, </text:span><text:span text:style-name="T66">¬</text:span><text:span text:style-name="T65">B</text:span><text:span text:style-name="T57">2</text:span><text:span text:style-name="T65">(</text:span><text:span text:style-name="T70">x</text:span><text:span text:style-name="T65">), A</text:span><text:span text:style-name="T57">1</text:span><text:span text:style-name="T65">(x)]</text:span></text:p>
        <text:p text:style-name="P48"><text:span text:style-name="T65"><text:s text:c="2"/>[x/a]</text:span></text:p>
        <text:p text:style-name="P52"><text:span text:style-name="T65">[</text:span><text:span text:style-name="T66">¬</text:span><text:span text:style-name="T65">B</text:span><text:span text:style-name="T57">3</text:span><text:span text:style-name="T65">(</text:span><text:span text:style-name="T72">x</text:span><text:span text:style-name="T65">), </text:span><text:span text:style-name="T66">¬</text:span><text:span text:style-name="T65">B</text:span><text:span text:style-name="T57">4</text:span><text:span text:style-name="T65">(</text:span><text:span text:style-name="T72">x</text:span><text:span text:style-name="T65">), A</text:span><text:span text:style-name="T57">2</text:span><text:span text:style-name="T65">(</text:span><text:span text:style-name="T72">x</text:span><text:span text:style-name="T69">)</text:span><text:span text:style-name="T65">]</text:span></text:p>
        <text:p text:style-name="P48"><text:span text:style-name="T65"><text:s text:c="2"/>[x/a]</text:span></text:p>
        <text:p text:style-name="P52"><text:span text:style-name="T65">[B</text:span><text:span text:style-name="T57">1</text:span><text:span text:style-name="T65">(</text:span><text:span text:style-name="T72">x</text:span><text:span text:style-name="T65">)]</text:span></text:p>
        <text:p text:style-name="P48"><text:span text:style-name="T65"><text:s text:c="2"/>[x/a]</text:span></text:p>
        <text:p text:style-name="P52"><text:span text:style-name="T65">[B</text:span><text:span text:style-name="T57">2</text:span><text:span text:style-name="T65">(</text:span><text:span text:style-name="T72">x</text:span><text:span text:style-name="T65">)]</text:span></text:p>
        <text:p text:style-name="P48"><text:span text:style-name="T65"><text:s text:c="2"/>[x/a]</text:span></text:p>
        <text:p text:style-name="P52"><text:span text:style-name="T65">[B</text:span><text:span text:style-name="T57">3</text:span><text:span text:style-name="T65">(</text:span><text:span text:style-name="T72">x</text:span><text:span text:style-name="T65">)]</text:span></text:p>
        <text:p text:style-name="P48"><text:span text:style-name="T65"><text:s text:c="2"/>[x/a]</text:span></text:p>
        <text:p text:style-name="P52"><text:span text:style-name="T65">[</text:span><text:span text:style-name="T65">B</text:span><text:span text:style-name="T57">4</text:span><text:span text:style-name="T65">(</text:span><text:span text:style-name="T72">x</text:span><text:span text:style-name="T65">)]</text:span></text:p>
      </text:section>
      <text:p text:style-name="P51"><text:span text:style-name="T50"/></text:p>
      <text:p text:style-name="P51"><text:span text:style-name="T50"/></text:p>
      <text:p text:style-name="P3">Questão 3.</text:p>
      <text:p text:style-name="P3"/>
      <text:p text:style-name="P7">a) <text:span text:style-name="T11">O resulta</text:span><text:span text:style-name="T13">do dessa consulta é </text:span><text:span text:style-name="T6">X = [b, d, f]</text:span><text:span text:style-name="T13">.</text:span></text:p>
      <text:p text:style-name="P11"/>
      <text:p text:style-name="P8">b) <text:span text:style-name="T14">Quando </text:span><text:span text:style-name="T15">chamamos </text:span><text:span text:style-name="T8">result/2</text:span><text:span text:style-name="T15"> como no item </text:span><text:span text:style-name="T38">a)</text:span><text:span text:style-name="T7"> </text:span><text:span text:style-name="T14">estamos passando </text:span><text:span text:style-name="T15">uma lista e uma variável. </text:span><text:span text:style-name="T16">O programa devolve uma nova lista, baseada na que foi passada, apenas com os elementos de índices pares (se a indexação começar em 1). </text:span><text:span text:style-name="T15"><text:s/></text:span><text:span text:style-name="T16">Ele trabalha assim: t</text:span><text:span text:style-name="T15">enta</text:span><text:span text:style-name="T16">ndo</text:span><text:span text:style-name="T15"> c</text:span><text:span text:style-name="T17">asar</text:span><text:span text:style-name="T15"> a variável</text:span><text:span text:style-name="T16"> </text:span><text:span text:style-name="T15">até que ela corresponda ao predicado. </text:span><text:span text:style-name="T16">O programa</text:span><text:span text:style-name="T15"> procura o primeiro fato que satisfaz o objetivo inicial e tenta instanciar as variáveis recursivamente, até chegar a um fato do programa. </text:span></text:p>
      <text:p text:style-name="P12"/>
      <text:p text:style-name="P8"><text:span text:style-name="T16">Em nossa consulta, o fato dado corresponde ao segundo caso, instanciando </text:span><text:span text:style-name="T9">X</text:span><text:span text:style-name="T16"> como </text:span><text:span text:style-name="T9">[] </text:span><text:span text:style-name="T16">e</text:span><text:span text:style-name="T9"> _ </text:span><text:span text:style-name="T14">como </text:span><text:span text:style-name="T7">[a, b, c, d, e, f, g]</text:span><text:span text:style-name="T14">. <text:s/></text:span></text:p>
      <text:p text:style-name="P13"/>
      <text:p text:style-name="P8"><text:span text:style-name="T16">A chamada resultante (</text:span><text:span text:style-name="T7">result([a, b, c, d, e, f, g], [])</text:span><text:span text:style-name="T16">) cobre o primeiro caso, </text:span><text:span text:style-name="T14">instanciando </text:span><text:span text:style-name="T7">_</text:span><text:span text:style-name="T14"> como </text:span><text:span text:style-name="T7">[a]</text:span><text:span text:style-name="T14">, </text:span><text:span text:style-name="T7">E</text:span><text:span text:style-name="T14"> como </text:span><text:span text:style-name="T7">[b]</text:span><text:span text:style-name="T14"> e </text:span><text:span text:style-name="T7">L</text:span><text:span text:style-name="T14"> como </text:span><text:span text:style-name="T7">[c, d, e, f, g]</text:span><text:span text:style-name="T14">. </text:span></text:p>
      <text:p text:style-name="P13"/>
      <text:p text:style-name="P16"><text:span text:style-name="T22">A </text:span><text:span text:style-name="T23">próxima chamada é </text:span><text:span text:style-name="T2">result([c, d, e, f, g], </text:span><text:span text:style-name="T3">M</text:span><text:span text:style-name="T2">). </text:span><text:span text:style-name="T23">Seguindo </text:span><text:span text:style-name="T24">esse processo, chegamos em </text:span><text:span text:style-name="T4">X =</text:span><text:span text:style-name="T24"> <text:s/></text:span><text:span text:style-name="T10">.(b, .(f, .(f, [])))</text:span><text:span text:style-name="T21">, que é a lista</text:span><text:span text:style-name="T10"> </text:span><text:span text:style-name="T5">X = [b, d, f].</text:span></text:p>
      <text:p text:style-name="P14"/>
      <text:p text:style-name="P9"><text:span text:style-name="T14">A </text:span><text:span text:style-name="T11">variável anônima utilizada serve para fazermos instanciações cujo o valor não nos interessa, e o programa funciona do mesmo jeito, só não mostra o valor dessas instanciações. O corte utilizado faz que a primeira instanciação usada tenha que ser coberta pela segunda regra, para que não utilizemos uma lista que já tenha elementos.</text:span></text:p>
      <text:p text:style-name="P3"/>
      <text:p text:style-name="P3">Questão 4.</text:p>
      <text:p text:style-name="P3"/>
      <text:p text:style-name="P20"><text:span text:style-name="T19">a)</text:span><text:span text:style-name="T1"> </text:span><text:span text:style-name="T20">avof(Mul, Pess) :- mae(Mul, X), pai(X, Pess).</text:span></text:p>
      <text:p text:style-name="P27"><text:s text:c="3"/>avof(Mul, Pess) :- mae(Mul, X), mae(X, Pess).</text:p>
      <text:p text:style-name="P27"/>
      <text:p text:style-name="P21">b) <text:span text:style-name="T12">avom(Hom, Pess) :- pai(Hom, X), pai(X, Pess).</text:span></text:p>
      <text:p text:style-name="P23"><text:s text:c="3"/>avom(Hom, Pess) :- pai(Hom, X), mae(X, Pess).</text:p>
      <text:p text:style-name="P23"/>
      <text:p text:style-name="P21">c) <text:span text:style-name="T12">bisavom(Hom, Pess) :- pai(Hom, X), avom(X, Pess).</text:span></text:p>
      <text:p text:style-name="P23"><text:s text:c="3"/>bisavom(Hom, Pess) :- pai(Hom, X), avof(X, Pess).</text:p>
      <text:p text:style-name="P21"/>
      <text:p text:style-name="P21"/>
      <text:p text:style-name="P21"/>
      <text:p text:style-name="P21"><text:soft-page-break/>d) <text:span text:style-name="T12">sao_irmaos(X,Y) :- irmaos(X, Y).</text:span></text:p>
      <text:p text:style-name="P23"><text:s text:c="3"/>sao_irmaos(X,Y) :- irmaos(Y, X).</text:p>
      <text:p text:style-name="P23"/>
      <text:p text:style-name="P23"><text:s text:c="3"/>primo_1(P1, P2) :- pai(X, P1), pai(Y, P2), sao_irmaos(X, Y).</text:p>
      <text:p text:style-name="P23"><text:s text:c="3"/>primo_1(P1, P2) :- pai(X, P1), mae(Y, P2), sao_irmaos(X, Y).</text:p>
      <text:p text:style-name="P23"><text:s text:c="3"/>primo_1(P1, P2) :- mae(X, P1), pai(Y, P2), sao_irmaos(X, Y).</text:p>
      <text:p text:style-name="P23"><text:s text:c="3"/>primo_1(P1, P2) :- mae(X, P1), mae(Y, P2), sao_irmaos(X, Y).</text:p>
      <text:p text:style-name="P23"/>
      <text:p text:style-name="P21">e) <text:span text:style-name="T12">primo(P1, P2) :- primo_1(P1,P2).</text:span></text:p>
      <text:p text:style-name="P23"/>
      <text:p text:style-name="P23"><text:s text:c="3"/>primo(P1, P2) :- pai(X, P1), pai(Y, P2), primo(X, Y).</text:p>
      <text:p text:style-name="P23"><text:s text:c="3"/>primo(P1, P2) :- pai(X, P1), mae(Y, P2), primo(X, Y).</text:p>
      <text:p text:style-name="P23"><text:s text:c="3"/>primo(P1, P2) :- mae(X, P1), pai(Y, P2), primo(X, Y).</text:p>
      <text:p text:style-name="P23"><text:s text:c="3"/>primo(P1, P2) :- mae(X, P1), mae(Y, P2), primo(X, Y).</text:p>
      <text:p text:style-name="P21"/>
      <text:p text:style-name="P22">f) <text:span text:style-name="T12">maior_de_idade(Pess) :- idade(Pess, X), X &gt; 17.</text:span></text:p>
      <text:p text:style-name="P21"/>
      <text:p text:style-name="P21">g) <text:span text:style-name="T12">pessoa(X) :- homem(X).</text:span></text:p>
      <text:p text:style-name="P23"><text:s text:c="3"/>pessoa(X) :- mulher(X).</text:p>
      <text:p text:style-name="P23"><text:s text:c="3"/>pessoas(Lista) :- findall(X, pessoa(X), Lista).</text:p>
      <text:p text:style-name="P21"/>
      <text:p text:style-name="P21">h) <text:span text:style-name="T12">mais_velho(Pess) :- idade(Pess, X), \+ (idade(_, Y), Y &gt; X).</text:span></text:p>
      <text:p text:style-name="P21"/>
      <text:p text:style-name="P21">i) <text:span text:style-name="T12">seleciona_pessoas(Pess, I, Sexo) :- Sexo = m, homem(Pess), idade(Pess, I).</text:span></text:p>
      <text:p text:style-name="P23"><text:s text:c="3"/>seleciona_pessoas(Pess, I, Sexo) :- Sexo = f, mulher(Pess), idade(Pess, I).</text:p>
      <text:p text:style-name="P24"><text:s text:c="3"/>lista_pessoas(Lista, Sexo) :- findall([Pess, I], seleciona_pessoas</text:p>
      <text:p text:style-name="P24"><text:s text:c="41"/>(Pess, I,Sexo), Lista).</text:p>
      <text:p text:style-name="P21"/>
      <text:p text:style-name="P21">j) <text:span text:style-name="T12">parentes(Hom, Mul) :- sao_irmaos(Hom, Mul).</text:span></text:p>
      <text:p text:style-name="P23"><text:s text:c="3"/>parentes(Hom, Mul) :- pai(Hom, Mul).</text:p>
      <text:p text:style-name="P23"><text:s text:c="3"/>parentes(Hom, Mul) :- mae(Mul, Hom).</text:p>
      <text:p text:style-name="P23"><text:s text:c="3"/>parentes(Hom, Mul) :- avom(Hom, Mul).</text:p>
      <text:p text:style-name="P23"><text:s text:c="3"/>parentes(Hom, Mul) :- avof(Mul, Hom).</text:p>
      <text:p text:style-name="P23"><text:s text:c="3"/>parentes(Hom, Mul) :- bisavom(Hom, Mul).</text:p>
      <text:p text:style-name="P23"><text:s text:c="3"/>parentes(Hom, Mul) :- primo(Hom, Mul).</text:p>
      <text:p text:style-name="P23"><text:s text:c="3"/>adequados(Hom, Mul) :- homem(Hom), mulher(Mul), idade(Hom, X), idade(Mul, Y), </text:p>
      <text:p text:style-name="P23"><text:s text:c="26"/>Y &lt; X+3, X &lt; Y+11, \+ (parentes(Hom, Mul)), </text:p>
      <text:p text:style-name="P23"><text:s text:c="26"/>\+ (casados(Hom, _)), \+ (casados(_, Mul)).</text:p>
      <text:p text:style-name="P25"/>
      <text:p text:style-name="P23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Inconsolata" svg:font-family="Inconsolata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8:20:11.800176968</meta:creation-date>
    <dc:date>2017-10-06T18:11:13.811593382</dc:date>
    <meta:editing-duration>PT21M33S</meta:editing-duration>
    <meta:editing-cycles>5</meta:editing-cycles>
    <meta:generator>LibreOffice/5.3.1.2$Linux_X86_64 LibreOffice_project/30m0$Build-2</meta:generator>
    <meta:document-statistic meta:table-count="0" meta:image-count="0" meta:object-count="0" meta:page-count="3" meta:paragraph-count="108" meta:word-count="650" meta:character-count="4561" meta:non-whitespace-character-count="3757"/>
  </office:meta>
</office:document-meta>
</file>